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ase 1: Poisson arrivals, exponential service tim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 2: Poisson arrivals, constant service tim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 3: Constant service times, exponential service tim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 4: Constant arrivals, constant service tim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customers 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mbda =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ivals/sec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96" calcext:value-type="float">
            <text:p>0.96</text:p>
          </table:table-cell>
          <table:table-cell office:value-type="float" office:value="0.959903114064583" calcext:value-type="float">
            <text:p>0.959903114064583</text:p>
          </table:table-cell>
          <table:table-cell office:value-type="float" office:value="0.96" calcext:value-type="float">
            <text:p>0.96</text:p>
          </table:table-cell>
          <table:table-cell office:value-type="float" office:value="0.959735158770294" calcext:value-type="float">
            <text:p>0.959735158770294</text:p>
          </table:table-cell>
          <table:table-cell office:value-type="float" office:value="0.96" calcext:value-type="float">
            <text:p>0.96</text:p>
          </table:table-cell>
          <table:table-cell office:value-type="float" office:value="0.96026491429513" calcext:value-type="float">
            <text:p>0.96026491429513</text:p>
          </table:table-cell>
          <table:table-cell office:value-type="float" office:value="0" calcext:value-type="float">
            <text:p>0</text:p>
          </table:table-cell>
          <table:table-cell office:value-type="float" office:value="0.959999999981896" calcext:value-type="float">
            <text:p>0.959999999981896</text:p>
          </table:table-cell>
        </table:table-row>
        <table:table-row table:style-name="ro1">
          <table:table-cell office:value-type="string" calcext:value-type="string">
            <text:p>E(W)</text:p>
          </table:table-cell>
          <table:table-cell office:value-type="float" office:value="2.1475" calcext:value-type="float">
            <text:p>2.1475</text:p>
          </table:table-cell>
          <table:table-cell office:value-type="float" office:value="2.18491418487097" calcext:value-type="float">
            <text:p>2.18491418487097</text:p>
          </table:table-cell>
          <table:table-cell office:value-type="string" calcext:value-type="string">
            <text:p>NA</text:p>
          </table:table-cell>
          <table:table-cell office:value-type="float" office:value="1.04629773966194" calcext:value-type="float">
            <text:p>1.04629773966194</text:p>
          </table:table-cell>
          <table:table-cell/>
          <table:table-cell office:value-type="float" office:value="0.96400196675652" calcext:value-type="float">
            <text:p>0.9640019667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0)</text:p>
          </table:table-cell>
          <table:table-cell office:value-type="float" office:value="0.859080344013466" calcext:value-type="float">
            <text:p>0.859080344013466</text:p>
          </table:table-cell>
          <table:table-cell office:value-type="float" office:value="0.85967" calcext:value-type="float">
            <text:p>0.85967</text:p>
          </table:table-cell>
          <table:table-cell office:value-type="string" calcext:value-type="string">
            <text:p>NA</text:p>
          </table:table-cell>
          <table:table-cell office:value-type="float" office:value="0.845178" calcext:value-type="float">
            <text:p>0.845178</text:p>
          </table:table-cell>
          <table:table-cell/>
          <table:table-cell office:value-type="float" office:value="0.786653" calcext:value-type="float">
            <text:p>0.786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1)</text:p>
          </table:table-cell>
          <table:table-cell office:value-type="float" office:value="0.575858775747419" calcext:value-type="float">
            <text:p>0.575858775747419</text:p>
          </table:table-cell>
          <table:table-cell office:value-type="float" office:value="0.574334" calcext:value-type="float">
            <text:p>0.574334</text:p>
          </table:table-cell>
          <table:table-cell office:value-type="string" calcext:value-type="string">
            <text:p>NA</text:p>
          </table:table-cell>
          <table:table-cell office:value-type="float" office:value="0.38427" calcext:value-type="float">
            <text:p>0.38427</text:p>
          </table:table-cell>
          <table:table-cell/>
          <table:table-cell office:value-type="float" office:value="0.353889" calcext:value-type="float">
            <text:p>0.353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2)</text:p>
          </table:table-cell>
          <table:table-cell office:value-type="float" office:value="0.386009681069037" calcext:value-type="float">
            <text:p>0.386009681069037</text:p>
          </table:table-cell>
          <table:table-cell office:value-type="float" office:value="0.38659" calcext:value-type="float">
            <text:p>0.38659</text:p>
          </table:table-cell>
          <table:table-cell office:value-type="string" calcext:value-type="string">
            <text:p>NA</text:p>
          </table:table-cell>
          <table:table-cell office:value-type="float" office:value="0.168627" calcext:value-type="float">
            <text:p>0.168627</text:p>
          </table:table-cell>
          <table:table-cell/>
          <table:table-cell office:value-type="float" office:value="0.15188" calcext:value-type="float">
            <text:p>0.15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3)</text:p>
          </table:table-cell>
          <table:table-cell office:value-type="float" office:value="0.258750027184399" calcext:value-type="float">
            <text:p>0.258750027184399</text:p>
          </table:table-cell>
          <table:table-cell office:value-type="float" office:value="0.265105" calcext:value-type="float">
            <text:p>0.265105</text:p>
          </table:table-cell>
          <table:table-cell office:value-type="string" calcext:value-type="string">
            <text:p>NA</text:p>
          </table:table-cell>
          <table:table-cell office:value-type="float" office:value="0.071811" calcext:value-type="float">
            <text:p>0.071811</text:p>
          </table:table-cell>
          <table:table-cell/>
          <table:table-cell office:value-type="float" office:value="0.067086" calcext:value-type="float">
            <text:p>0.067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4)</text:p>
          </table:table-cell>
          <table:table-cell office:value-type="float" office:value="0.173445330133969" calcext:value-type="float">
            <text:p>0.173445330133969</text:p>
          </table:table-cell>
          <table:table-cell office:value-type="float" office:value="0.178798" calcext:value-type="float">
            <text:p>0.178798</text:p>
          </table:table-cell>
          <table:table-cell office:value-type="string" calcext:value-type="string">
            <text:p>NA</text:p>
          </table:table-cell>
          <table:table-cell office:value-type="float" office:value="0.028784" calcext:value-type="float">
            <text:p>0.028784</text:p>
          </table:table-cell>
          <table:table-cell/>
          <table:table-cell office:value-type="float" office:value="0.029387" calcext:value-type="float">
            <text:p>0.029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5)</text:p>
          </table:table-cell>
          <table:table-cell office:value-type="float" office:value="0.116263881680069" calcext:value-type="float">
            <text:p>0.116263881680069</text:p>
          </table:table-cell>
          <table:table-cell office:value-type="float" office:value="0.119471" calcext:value-type="float">
            <text:p>0.119471</text:p>
          </table:table-cell>
          <table:table-cell office:value-type="string" calcext:value-type="string">
            <text:p>NA</text:p>
          </table:table-cell>
          <table:table-cell office:value-type="float" office:value="0.010539" calcext:value-type="float">
            <text:p>0.010539</text:p>
          </table:table-cell>
          <table:table-cell/>
          <table:table-cell office:value-type="float" office:value="0.012841" calcext:value-type="float">
            <text:p>0.01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6)</text:p>
          </table:table-cell>
          <table:table-cell office:value-type="float" office:value="0.0779340105200659" calcext:value-type="float">
            <text:p>0.077934010520066</text:p>
          </table:table-cell>
          <table:table-cell office:value-type="float" office:value="0.081273" calcext:value-type="float">
            <text:p>0.081273</text:p>
          </table:table-cell>
          <table:table-cell office:value-type="string" calcext:value-type="string">
            <text:p>NA</text:p>
          </table:table-cell>
          <table:table-cell office:value-type="float" office:value="0.003378" calcext:value-type="float">
            <text:p>0.003378</text:p>
          </table:table-cell>
          <table:table-cell/>
          <table:table-cell office:value-type="float" office:value="0.00478" calcext:value-type="float">
            <text:p>0.00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7)</text:p>
          </table:table-cell>
          <table:table-cell office:value-type="float" office:value="0.0522407295195525" calcext:value-type="float">
            <text:p>0.052240729519553</text:p>
          </table:table-cell>
          <table:table-cell office:value-type="float" office:value="0.056299" calcext:value-type="float">
            <text:p>0.056299</text:p>
          </table:table-cell>
          <table:table-cell office:value-type="string" calcext:value-type="string">
            <text:p>NA</text:p>
          </table:table-cell>
          <table:table-cell office:value-type="float" office:value="0.001134" calcext:value-type="float">
            <text:p>0.001134</text:p>
          </table:table-cell>
          <table:table-cell/>
          <table:table-cell office:value-type="float" office:value="0.001171" calcext:value-type="float">
            <text:p>0.00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8)</text:p>
          </table:table-cell>
          <table:table-cell office:value-type="float" office:value="0.0350180082164818" calcext:value-type="float">
            <text:p>0.035018008216482</text:p>
          </table:table-cell>
          <table:table-cell office:value-type="float" office:value="0.03944" calcext:value-type="float">
            <text:p>0.03944</text:p>
          </table:table-cell>
          <table:table-cell office:value-type="string" calcext:value-type="string">
            <text:p>NA</text:p>
          </table:table-cell>
          <table:table-cell office:value-type="float" office:value="0.000469" calcext:value-type="float">
            <text:p>0.000469</text:p>
          </table:table-cell>
          <table:table-cell/>
          <table:table-cell office:value-type="float" office:value="0.000134" calcext:value-type="float">
            <text:p>0.000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 customers 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mbda = 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ivals/sec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008" calcext:value-type="float">
            <text:p>1.008</text:p>
          </table:table-cell>
          <table:table-cell office:value-type="float" office:value="1.00789826976786" calcext:value-type="float">
            <text:p>1.00789826976786</text:p>
          </table:table-cell>
          <table:table-cell office:value-type="float" office:value="1.008" calcext:value-type="float">
            <text:p>1.008</text:p>
          </table:table-cell>
          <table:table-cell office:value-type="float" office:value="1.00772191670878" calcext:value-type="float">
            <text:p>1.0077219167087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6026491429513" calcext:value-type="float">
            <text:p>0.96026491429513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9999999981896" calcext:value-type="float">
            <text:p>0.959999999981896</text:p>
          </table:table-cell>
        </table:table-row>
        <table:table-row table:style-name="ro1">
          <table:table-cell office:value-type="string" calcext:value-type="string">
            <text:p>E(W)</text:p>
          </table:table-cell>
          <table:table-cell office:value-type="string" calcext:value-type="string">
            <text:p>NA</text:p>
          </table:table-cell>
          <table:table-cell office:value-type="float" office:value="377.110503492711" calcext:value-type="float">
            <text:p>377.110503492711</text:p>
          </table:table-cell>
          <table:table-cell office:value-type="string" calcext:value-type="string">
            <text:p>NA</text:p>
          </table:table-cell>
          <table:table-cell office:value-type="float" office:value="338.474432270143" calcext:value-type="float">
            <text:p>338.474432270143</text:p>
          </table:table-cell>
          <table:table-cell/>
          <table:table-cell office:value-type="float" office:value="0.96400196675652" calcext:value-type="float">
            <text:p>0.9640019667565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0)</text:p>
          </table:table-cell>
          <table:table-cell office:value-type="string" calcext:value-type="string">
            <text:p>NA</text:p>
          </table:table-cell>
          <table:table-cell office:value-type="float" office:value="0.998892" calcext:value-type="float">
            <text:p>0.998892</text:p>
          </table:table-cell>
          <table:table-cell office:value-type="string" calcext:value-type="string">
            <text:p>NA</text:p>
          </table:table-cell>
          <table:table-cell office:value-type="float" office:value="0.999642" calcext:value-type="float">
            <text:p>0.999642</text:p>
          </table:table-cell>
          <table:table-cell/>
          <table:table-cell office:value-type="float" office:value="0.786653" calcext:value-type="float">
            <text:p>0.78665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1)</text:p>
          </table:table-cell>
          <table:table-cell office:value-type="string" calcext:value-type="string">
            <text:p>NA</text:p>
          </table:table-cell>
          <table:table-cell office:value-type="float" office:value="0.996308" calcext:value-type="float">
            <text:p>0.996308</text:p>
          </table:table-cell>
          <table:table-cell office:value-type="string" calcext:value-type="string">
            <text:p>NA</text:p>
          </table:table-cell>
          <table:table-cell office:value-type="float" office:value="0.996688" calcext:value-type="float">
            <text:p>0.996688</text:p>
          </table:table-cell>
          <table:table-cell/>
          <table:table-cell office:value-type="float" office:value="0.353889" calcext:value-type="float">
            <text:p>0.35388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2)</text:p>
          </table:table-cell>
          <table:table-cell office:value-type="string" calcext:value-type="string">
            <text:p>NA</text:p>
          </table:table-cell>
          <table:table-cell office:value-type="float" office:value="0.993658" calcext:value-type="float">
            <text:p>0.993658</text:p>
          </table:table-cell>
          <table:table-cell office:value-type="string" calcext:value-type="string">
            <text:p>NA</text:p>
          </table:table-cell>
          <table:table-cell office:value-type="float" office:value="0.992758" calcext:value-type="float">
            <text:p>0.992758</text:p>
          </table:table-cell>
          <table:table-cell/>
          <table:table-cell office:value-type="float" office:value="0.15188" calcext:value-type="float">
            <text:p>0.1518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3)</text:p>
          </table:table-cell>
          <table:table-cell office:value-type="string" calcext:value-type="string">
            <text:p>NA</text:p>
          </table:table-cell>
          <table:table-cell office:value-type="float" office:value="0.989993" calcext:value-type="float">
            <text:p>0.989993</text:p>
          </table:table-cell>
          <table:table-cell office:value-type="string" calcext:value-type="string">
            <text:p>NA</text:p>
          </table:table-cell>
          <table:table-cell office:value-type="float" office:value="0.9884" calcext:value-type="float">
            <text:p>0.9884</text:p>
          </table:table-cell>
          <table:table-cell/>
          <table:table-cell office:value-type="float" office:value="0.067086" calcext:value-type="float">
            <text:p>0.06708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4)</text:p>
          </table:table-cell>
          <table:table-cell office:value-type="string" calcext:value-type="string">
            <text:p>NA</text:p>
          </table:table-cell>
          <table:table-cell office:value-type="float" office:value="0.985491" calcext:value-type="float">
            <text:p>0.985491</text:p>
          </table:table-cell>
          <table:table-cell office:value-type="string" calcext:value-type="string">
            <text:p>NA</text:p>
          </table:table-cell>
          <table:table-cell office:value-type="float" office:value="0.984197" calcext:value-type="float">
            <text:p>0.984197</text:p>
          </table:table-cell>
          <table:table-cell/>
          <table:table-cell office:value-type="float" office:value="0.029387" calcext:value-type="float">
            <text:p>0.02938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5)</text:p>
          </table:table-cell>
          <table:table-cell office:value-type="string" calcext:value-type="string">
            <text:p>NA</text:p>
          </table:table-cell>
          <table:table-cell office:value-type="float" office:value="0.980616" calcext:value-type="float">
            <text:p>0.980616</text:p>
          </table:table-cell>
          <table:table-cell office:value-type="string" calcext:value-type="string">
            <text:p>NA</text:p>
          </table:table-cell>
          <table:table-cell office:value-type="float" office:value="0.980225" calcext:value-type="float">
            <text:p>0.980225</text:p>
          </table:table-cell>
          <table:table-cell/>
          <table:table-cell office:value-type="float" office:value="0.012841" calcext:value-type="float">
            <text:p>0.0128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6)</text:p>
          </table:table-cell>
          <table:table-cell office:value-type="string" calcext:value-type="string">
            <text:p>NA</text:p>
          </table:table-cell>
          <table:table-cell office:value-type="float" office:value="0.975743" calcext:value-type="float">
            <text:p>0.975743</text:p>
          </table:table-cell>
          <table:table-cell office:value-type="string" calcext:value-type="string">
            <text:p>NA</text:p>
          </table:table-cell>
          <table:table-cell office:value-type="float" office:value="0.976658" calcext:value-type="float">
            <text:p>0.976658</text:p>
          </table:table-cell>
          <table:table-cell/>
          <table:table-cell office:value-type="float" office:value="0.00478" calcext:value-type="float">
            <text:p>0.004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7)</text:p>
          </table:table-cell>
          <table:table-cell office:value-type="string" calcext:value-type="string">
            <text:p>NA</text:p>
          </table:table-cell>
          <table:table-cell office:value-type="float" office:value="0.969751" calcext:value-type="float">
            <text:p>0.969751</text:p>
          </table:table-cell>
          <table:table-cell office:value-type="string" calcext:value-type="string">
            <text:p>NA</text:p>
          </table:table-cell>
          <table:table-cell office:value-type="float" office:value="0.972957" calcext:value-type="float">
            <text:p>0.972957</text:p>
          </table:table-cell>
          <table:table-cell/>
          <table:table-cell office:value-type="float" office:value="0.001171" calcext:value-type="float">
            <text:p>0.00117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W&gt;8)</text:p>
          </table:table-cell>
          <table:table-cell office:value-type="string" calcext:value-type="string">
            <text:p>NA</text:p>
          </table:table-cell>
          <table:table-cell office:value-type="float" office:value="0.962927" calcext:value-type="float">
            <text:p>0.962927</text:p>
          </table:table-cell>
          <table:table-cell office:value-type="string" calcext:value-type="string">
            <text:p>NA</text:p>
          </table:table-cell>
          <table:table-cell office:value-type="float" office:value="0.968924" calcext:value-type="float">
            <text:p>0.968924</text:p>
          </table:table-cell>
          <table:table-cell/>
          <table:table-cell office:value-type="float" office:value="0.000134" calcext:value-type="float">
            <text:p>0.000134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1:39:14.547000000</meta:creation-date>
    <meta:generator>LibreOffice/6.1.3.2$Windows_X86_64 LibreOffice_project/86daf60bf00efa86ad547e59e09d6bb77c699acb</meta:generator>
    <dc:date>2019-08-14T15:51:02.356000000</dc:date>
    <meta:editing-duration>PT50M21S</meta:editing-duration>
    <meta:editing-cycles>7</meta:editing-cycles>
    <meta:document-statistic meta:table-count="1" meta:cell-count="204" meta:object-count="0"/>
  </office:meta>
</office:document-meta>
</file>